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1pt" officeooo:rsid="00228fe0" officeooo:paragraph-rsid="00228fe0" style:font-size-asian="11pt" style:font-size-complex="11pt"/>
    </style:style>
    <style:style style:name="P2" style:family="paragraph" style:parent-style-name="Standard">
      <style:paragraph-properties fo:text-align="start" style:justify-single-word="false"/>
      <style:text-properties fo:font-size="12pt" officeooo:rsid="001d723e" officeooo:paragraph-rsid="001d723e" style:font-size-asian="12pt" style:font-size-complex="12pt"/>
    </style:style>
    <style:style style:name="P3" style:family="paragraph" style:parent-style-name="Standard">
      <style:paragraph-properties fo:line-height="150%" fo:text-align="start" style:justify-single-word="false"/>
      <style:text-properties fo:font-size="12pt" officeooo:rsid="001d723e" officeooo:paragraph-rsid="001f035a" style:font-size-asian="12pt" style:font-size-complex="12pt"/>
    </style:style>
    <style:style style:name="P4" style:family="paragraph" style:parent-style-name="Standard">
      <style:paragraph-properties fo:line-height="150%" fo:text-align="start" style:justify-single-word="false"/>
      <style:text-properties fo:font-size="12pt" officeooo:rsid="001d723e" officeooo:paragraph-rsid="001e2ca7" style:font-size-asian="12pt" style:font-size-complex="12pt"/>
    </style:style>
    <style:style style:name="P5" style:family="paragraph" style:parent-style-name="Standard" style:list-style-name="L1">
      <style:paragraph-properties fo:line-height="150%" fo:text-align="start" style:justify-single-word="false"/>
      <style:text-properties fo:font-size="12pt" officeooo:paragraph-rsid="001f035a" style:font-size-asian="12pt" style:font-size-complex="12pt"/>
    </style:style>
    <style:style style:name="P6" style:family="paragraph" style:parent-style-name="Standard">
      <style:paragraph-properties fo:line-height="150%" fo:text-align="start" style:justify-single-word="false"/>
      <style:text-properties fo:font-size="12pt" officeooo:rsid="001f3b30" officeooo:paragraph-rsid="001f3b30" style:font-size-asian="12pt" style:font-size-complex="12pt"/>
    </style:style>
    <style:style style:name="P7" style:family="paragraph" style:parent-style-name="Standard">
      <style:paragraph-properties fo:line-height="150%" fo:text-align="start" style:justify-single-word="false"/>
      <style:text-properties fo:font-size="12pt" officeooo:rsid="00205fcb" officeooo:paragraph-rsid="00205fcb" style:font-size-asian="12pt" style:font-size-complex="12pt"/>
    </style:style>
    <style:style style:name="P8" style:family="paragraph" style:parent-style-name="Standard">
      <style:paragraph-properties fo:line-height="150%" fo:text-align="start" style:justify-single-word="false"/>
      <style:text-properties fo:font-size="12pt" officeooo:rsid="00205fcb" officeooo:paragraph-rsid="002463a9" style:font-size-asian="12pt" style:font-size-complex="12pt"/>
    </style:style>
    <style:style style:name="P9" style:family="paragraph" style:parent-style-name="Standard">
      <style:paragraph-properties fo:line-height="150%" fo:text-align="start" style:justify-single-word="false"/>
      <style:text-properties fo:font-size="12pt" officeooo:rsid="0020ebf3" officeooo:paragraph-rsid="0020ebf3" style:font-size-asian="12pt" style:font-size-complex="12pt"/>
    </style:style>
    <style:style style:name="P10" style:family="paragraph" style:parent-style-name="Standard" style:list-style-name="L2">
      <style:paragraph-properties fo:line-height="150%" fo:text-align="start" style:justify-single-word="false"/>
      <style:text-properties fo:font-size="12pt" officeooo:rsid="002463a9" officeooo:paragraph-rsid="002463a9" style:font-size-asian="12pt" style:font-size-complex="12pt"/>
    </style:style>
    <style:style style:name="P11" style:family="paragraph" style:parent-style-name="Standard">
      <style:paragraph-properties fo:line-height="150%" fo:text-align="start" style:justify-single-word="false"/>
      <style:text-properties fo:font-size="12pt" officeooo:rsid="002463a9" officeooo:paragraph-rsid="002463a9" style:font-size-asian="12pt" style:font-size-complex="12pt"/>
    </style:style>
    <style:style style:name="P12" style:family="paragraph" style:parent-style-name="Standard">
      <style:paragraph-properties fo:text-align="center" style:justify-single-word="false"/>
      <style:text-properties fo:font-size="16pt" fo:font-weight="bold" officeooo:rsid="001d723e" officeooo:paragraph-rsid="001d723e"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officeooo:rsid="001d723e" officeooo:paragraph-rsid="001d723e" style:font-size-asian="16pt" style:font-size-complex="16pt"/>
    </style:style>
    <style:style style:name="T1" style:family="text">
      <style:text-properties officeooo:rsid="001d723e"/>
    </style:style>
    <style:style style:name="T2" style:family="text">
      <style:text-properties officeooo:rsid="001e2ca7"/>
    </style:style>
    <style:style style:name="T3" style:family="text">
      <style:text-properties officeooo:rsid="001f035a"/>
    </style:style>
    <style:style style:name="T4" style:family="text">
      <style:text-properties officeooo:rsid="00228fe0"/>
    </style:style>
    <style:style style:name="T5" style:family="text">
      <style:text-properties fo:font-size="12pt" style:font-size-asian="12pt" style:font-size-complex="12pt"/>
    </style:style>
    <style:style style:name="T6" style:family="text">
      <style:text-properties fo:font-size="12pt" officeooo:rsid="002463a9" style:font-size-asian="12pt" style:font-size-complex="12pt"/>
    </style:style>
    <style:style style:name="T7" style:family="text">
      <style:text-properties fo:font-size="12pt" officeooo:rsid="00285557" style:font-size-asian="12pt" style:font-size-complex="12pt"/>
    </style:style>
    <style:style style:name="T8" style:family="text">
      <style:text-properties officeooo:rsid="002463a9"/>
    </style:style>
    <style:style style:name="T9" style:family="text">
      <style:text-properties officeooo:rsid="0028ec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signing for usability: key principles and what</text:p>
      <text:p text:style-name="P12">designers think – Review</text:p>
      <text:p text:style-name="P13"/>
      <text:p text:style-name="P2"/>
      <text:p text:style-name="P3">Denne artikel <text:span text:style-name="T3">beskriver</text:span> tre design principper som <text:span text:style-name="T9">Gould og Lewis</text:span> mener er vigtige, <text:span text:style-name="T3">men selv om de måske virker indlysende bliver de</text:span> ofte forsømt af udviklerne<text:span text:style-name="T3"> af flere årsager</text:span>. <text:span text:style-name="T3">Udviklerne undervurdere eller misforstår simpelthen nogle gange disse ”simple” principper. De tre principper:</text:span> </text:p>
      <text:p text:style-name="P3"/>
      <text:list xml:id="list5580898967638758616" text:style-name="L1">
        <text:list-item>
          <text:p text:style-name="P5"><text:span text:style-name="T3">Fokus på målgruppe og opgaver. </text:span></text:p>
        </text:list-item>
      </text:list>
      <text:p text:style-name="P6">Hvor designeren må vide hvem målgruppen er og være i direkte kontakt med udviklerne, <text:span text:style-name="T8">for at de kan analysere og studere målgruppens adfærd i stedet for at bare læse eller høre om dem</text:span>. </text:p>
      <text:p text:style-name="P6"/>
      <text:list xml:id="list195557797604399" text:continue-numbering="true" text:style-name="L1">
        <text:list-item>
          <text:p text:style-name="P5"><text:span text:style-name="T1">Simulation og prototype.</text:span></text:p>
        </text:list-item>
      </text:list>
      <text:p text:style-name="P6">Målgruppen skal afprøve prototypen hvor deres reaktion og ydeevne på systemet analyseres og observeres.</text:p>
      <text:p text:style-name="P6"/>
      <text:list xml:id="list195557699607676" text:continue-numbering="true" text:style-name="L1">
        <text:list-item>
          <text:p text:style-name="P5"><text:span text:style-name="T1">Test og omstrukturer.</text:span></text:p>
        </text:list-item>
      </text:list>
      <text:p text:style-name="P6">Det sidste princip, dækker over test af systemet og de fejl som bliver fundet skal rettes og hvis det bliver nødvendigt skal programmet om struktures og testes forfra.</text:p>
      <text:p text:style-name="P7"/>
      <text:p text:style-name="P4"><text:span text:style-name="T2">Derefter uddyber de principperne, og forklare hvordan de kan anvendes i starten af design fasen, efterfulgt af en test fase. De slutter deres diskussion ved at præsentere et case studie, hvor de anvender disse principper i et lyd besked system fra IBM. <text:s/></text:span><text:s/></text:p>
      <text:p text:style-name="P9"/>
      <text:p text:style-name="P8">Det er svært at argumentere mod vigtigheden af disse principper, <text:span text:style-name="T4">som måske virker meget basale, men det kan være meget let undervurdere vigtigheden af disse principper</text:span>. <text:span text:style-name="T4">Object-Oriented Software Engineering Using UML, Patterns, and Java bogen beskriver seks faser når man udvikler et system.</text:span></text:p>
      <text:list xml:id="list7906185107984062470" text:style-name="L2">
        <text:list-header>
          <text:p text:style-name="P10"/>
        </text:list-header>
        <text:list-item>
          <text:p text:style-name="P10">Krav</text:p>
        </text:list-item>
        <text:list-item>
          <text:p text:style-name="P10">Analyse</text:p>
        </text:list-item>
        <text:list-item>
          <text:p text:style-name="P10">System Design</text:p>
        </text:list-item>
        <text:list-item>
          <text:p text:style-name="P10">Objekt Design</text:p>
        </text:list-item>
        <text:list-item>
          <text:p text:style-name="P10">Implementation</text:p>
        </text:list-item>
        <text:list-item>
          <text:p text:style-name="P10">Test</text:p>
        </text:list-item>
      </text:list>
      <text:p text:style-name="P11"/>
      <text:p text:style-name="P11"><text:soft-page-break/></text:p>
      <text:p text:style-name="P11"/>
      <text:p text:style-name="P11"/>
      <text:p text:style-name="P11">Hvor den ligger meget vægt på samarbejde med kunden i form af modeller og grafiske illustration i stedet for at arbejde sammen med målgruppen som jeg syntes artiklen ligger op til.</text:p>
      <text:p text:style-name="P1"/>
      <text:p text:style-name="P1"><text:span text:style-name="T5">I vores projekt hvor vi </text:span><text:span text:style-name="T6">har til opgave at</text:span><text:span text:style-name="T5"> designe og lave et online sommerhus booking system, forsøger vi at holde en løbende dialog med vores kunde. Vi fik først og fremmest nogle krav fra kunden som vi skal overholde, men da de fleste var kommet på plads og vi havde en nogenlunde idé om hvad vi egentlig skulle lave i vores projekt. </text:span><text:span text:style-name="T7">Dernæst har vi planer om at lave vores prototype af hjemmeside færdig, og derefter have et interview med vores kunde for at se om de er tilfredse eller om de har nogle ændringer. Efter det har vi planer om at nå ud til målgruppen med prototypen og hører deres mening om systemet og om det er brugervenli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ppe </meta:initial-creator>
    <meta:creation-date>2015-04-19T17:17:52.428651878</meta:creation-date>
    <dc:date>2015-04-19T19:55:55.997624614</dc:date>
    <dc:creator>Jeppe </dc:creator>
    <meta:editing-duration>PT2M27S</meta:editing-duration>
    <meta:editing-cycles>3</meta:editing-cycles>
    <meta:generator>LibreOffice/4.3.3.2$Linux_X86_64 LibreOffice_project/430m0$Build-2</meta:generator>
    <meta:document-statistic meta:table-count="0" meta:image-count="0" meta:object-count="0" meta:page-count="2" meta:paragraph-count="20" meta:word-count="392" meta:character-count="2321" meta:non-whitespace-character-count="1951"/>
  </office:meta>
</office:document-meta>
</file>